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7086" officeooo:paragraph-rsid="000c7086"/>
    </style:style>
    <style:style style:name="P2" style:family="paragraph" style:parent-style-name="Standard">
      <style:text-properties officeooo:paragraph-rsid="000e5585"/>
    </style:style>
    <style:style style:name="P3" style:family="paragraph" style:parent-style-name="Text_20_body">
      <style:paragraph-properties fo:text-align="start" style:justify-single-word="false"/>
      <style:text-properties officeooo:rsid="000c7086" officeooo:paragraph-rsid="000c7086"/>
    </style:style>
    <style:style style:name="P4" style:family="paragraph" style:parent-style-name="Text_20_body">
      <style:text-properties officeooo:rsid="000ce92f" officeooo:paragraph-rsid="000ce92f"/>
    </style:style>
    <style:style style:name="P5" style:family="paragraph" style:parent-style-name="Heading_20_1">
      <style:paragraph-properties fo:text-align="center" style:justify-single-word="false"/>
      <style:text-properties officeooo:rsid="000c7086" officeooo:paragraph-rsid="000c7086"/>
    </style:style>
    <style:style style:name="P6" style:family="paragraph" style:parent-style-name="Heading_20_2">
      <style:paragraph-properties fo:text-align="center" style:justify-single-word="false"/>
      <style:text-properties officeooo:rsid="000c7086" officeooo:paragraph-rsid="000c7086"/>
    </style:style>
    <style:style style:name="P7" style:family="paragraph" style:parent-style-name="Heading_20_2">
      <style:text-properties officeooo:rsid="000ce92f" officeooo:paragraph-rsid="000ce92f"/>
    </style:style>
    <style:style style:name="T1" style:family="text">
      <style:text-properties officeooo:rsid="000e5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82_1513325660"/>Ilkka Lehikoinen</text:p>
      <text:p text:style-name="P1">013787637</text:p>
      <text:p text:style-name="P1"/>
      <text:p text:style-name="P1">Aineopintojenharjoitustyö:</text:p>
      <text:p text:style-name="P1">Tietorakenteet ja algoritmit</text:p>
      <text:p text:style-name="Standard"/>
      <text:p text:style-name="Standard"/>
      <text:p text:style-name="Standard"/>
      <text:h text:style-name="P5" text:outline-level="1">Verkon vahvasti yhtenäiset komponentit</text:h>
      <text:h text:style-name="P6" text:outline-level="2">Testausdokumentti</text:h>
      <text:p text:style-name="P3"><text:bookmark-end text:name="__DdeLink__82_1513325660"/></text:p>
      <text:p text:style-name="P3"/>
      <text:p text:style-name="P2"><text:span text:style-name="T1">VYK-luokka sisältää metodin, jolla generoidaan verkkoja suorituskykytestausta varten. </text:span></text:p>
      <text:p text:style-name="Standard"/>
      <text:p text:style-name="Standard">Testausdokumentti</text:p>
      <text:p text:style-name="Standard">Mitä on testattu, miten tämä tehtiin</text:p>
      <text:p text:style-name="Standard">Minkälaisilla syötteillä testaus tehtiin (vertailupainotteisissa töissä tärkätä)</text:p>
      <text:p text:style-name="Standard">Miten testit voidaan toistaa</text:p>
      <text:p text:style-name="Standard">Ohjelman toiminnan empiirisen testauksen tulosten esittäminen graafisessa muodossa.</text:p>
      <text:p text:style-name="Standard">Testaus on ideaalitapauksessa suoritettava ohjelma. Tällöin testi on helposti toistettavissa, mikä helpottaa toteutuksen tekoa jo varhaisessa vaiheessa. On erittäin suositeltavaa käyttää testaukseen JUnitia.</text:p>
      <text:p text:style-name="Standard"/>
      <text:h text:style-name="P7" text:outline-level="2">Lähteet:</text:h>
      <text:p text:style-name="P4">[1]</text:p>
      <text:p text:style-name="P4">[2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7:19</meta:creation-date>
    <dc:date>2013-05-23T10:54:47</dc:date>
    <meta:editing-duration>PT2M8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16" meta:word-count="74" meta:character-count="685" meta:non-whitespace-character-count="685"/>
  </office:meta>
</office:document-meta>
</file>